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077763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break-before="auto" fo:break-after="auto" fo:keep-with-next="auto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break-before="auto" fo:break-after="auto" fo:keep-with-next="auto"/>
      <style:text-properties style:font-name="Courier New" fo:font-weight="bold" style:font-name-asian="Courier New1" style:font-weight-asian="bold" style:font-name-complex="Courier New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Courier New" fo:font-weight="bold" officeooo:rsid="0008a4ef" officeooo:paragraph-rsid="0008a4ef" fo:background-color="transparent" style:font-name-asian="Courier New1" style:language-asian="ja" style:country-asian="JP" style:font-weight-asian="bold" style:font-name-complex="Courier New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Courier New" fo:font-weight="bold" officeooo:paragraph-rsid="00077763" fo:background-color="transparent" style:font-name-asian="Courier New1" style:font-weight-asian="bold" style:font-name-complex="Courier New1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keep-together="auto" fo:orphans="0" fo:widows="0" fo:break-before="auto" fo:break-after="auto" fo:keep-with-next="auto"/>
      <style:text-properties style:font-name="Courier New" fo:font-weight="bold" fo:background-color="#81d41a" style:font-name-asian="Courier New1" style:font-weight-asian="bold" style:font-name-complex="Courier New1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margin-top="0.1665in" fo:margin-bottom="0in" style:contextual-spacing="false" fo:line-height="100%"/>
      <style:text-properties style:font-name="Times New Roman" officeooo:rsid="000aabfe" officeooo:paragraph-rsid="000aabfe" fo:background-color="#b4c7dc" style:font-name-asian="Times New Roman1" style:font-name-complex="Times New Roman1"/>
    </style:style>
    <style:style style:name="P10" style:family="paragraph" style:parent-style-name="Standard">
      <style:paragraph-properties fo:margin-top="0.1665in" fo:margin-bottom="0in" style:contextual-spacing="false" fo:line-height="100%"/>
      <style:text-properties officeooo:rsid="000aabfe" officeooo:paragraph-rsid="000aabfe" fo:background-color="#5983b0"/>
    </style:style>
    <style:style style:name="P11" style:family="paragraph" style:parent-style-name="Standard">
      <style:text-properties officeooo:rsid="00093a83" officeooo:paragraph-rsid="00093a83" fo:background-color="#333333" style:language-asian="ja" style:country-asian="JP"/>
    </style:style>
    <style:style style:name="P12" style:family="paragraph" style:parent-style-name="Standard">
      <style:paragraph-properties fo:margin-top="0.1665in" fo:margin-bottom="0in" style:contextual-spacing="false" fo:line-height="100%"/>
      <style:text-properties officeooo:rsid="000b900c" officeooo:paragraph-rsid="000b900c" fo:background-color="#81d41a" style:language-asian="ja" style:country-asian="JP"/>
    </style:style>
    <style:style style:name="P13" style:family="paragraph" style:parent-style-name="Standard">
      <style:paragraph-properties fo:margin-top="0.1665in" fo:margin-bottom="0in" style:contextual-spacing="false" fo:line-height="100%"/>
      <style:text-properties officeooo:rsid="00144b46" officeooo:paragraph-rsid="00144b46" fo:background-color="#bf819e" style:language-asian="ja" style:country-asian="JP"/>
    </style:style>
    <style:style style:name="P14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fo:keep-together="auto" fo:orphans="0" fo:widows="0" style:page-number="1" fo:break-before="auto" fo:break-after="auto" fo:keep-with-next="auto"/>
      <style:text-properties style:font-name="Courier New" fo:font-weight="bold" officeooo:rsid="0008a4ef" officeooo:paragraph-rsid="00077763" fo:background-color="transparent" style:font-name-asian="Courier New1" style:language-asian="ja" style:country-asian="JP" style:font-weight-asian="bold" style:font-name-complex="Courier New1"/>
    </style:style>
    <style:style style:name="P15" style:family="paragraph" style:parent-style-name="Standard">
      <style:paragraph-properties fo:margin-top="0.1665in" fo:margin-bottom="0in" style:contextual-spacing="false" fo:line-height="100%"/>
      <style:text-properties style:font-name="Times New Roman" officeooo:rsid="000f1952" officeooo:paragraph-rsid="000f1952" fo:background-color="#000000" style:font-name-asian="Times New Roman1" style:language-asian="ja" style:country-asian="JP" style:font-name-complex="Times New Roman1"/>
    </style:style>
    <style:style style:name="P16" style:family="paragraph" style:parent-style-name="Standard">
      <style:paragraph-properties fo:margin-top="0.1665in" fo:margin-bottom="0in" style:contextual-spacing="false" fo:line-height="100%"/>
      <style:text-properties officeooo:rsid="00144b46" officeooo:paragraph-rsid="00144b46" fo:background-color="#a1467e" style:language-asian="ja" style:country-asian="JP"/>
    </style:style>
    <style:style style:name="P17" style:family="paragraph" style:parent-style-name="Standard">
      <style:paragraph-properties fo:margin-top="0.1665in" fo:margin-bottom="0in" style:contextual-spacing="false" fo:line-height="100%"/>
      <style:text-properties officeooo:rsid="002149bf" officeooo:paragraph-rsid="002149bf" fo:background-color="#ff4000" style:language-asian="ja" style:country-asian="JP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fo:font-weight="bold" fo:background-color="#ffff00" loext:char-shading-value="0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ffcc00" loext:char-shading-value="0" style:font-name-asian="Courier New1" style:font-weight-asian="bold" style:font-name-complex="Courier New1"/>
    </style:style>
    <style:style style:name="T4" style:family="text">
      <style:text-properties style:font-name="Courier New" fo:font-weight="bold" fo:background-color="#ff9999" loext:char-shading-value="0" style:font-name-asian="Courier New1" style:font-weight-asian="bold" style:font-name-complex="Courier New1"/>
    </style:style>
    <style:style style:name="T5" style:family="text">
      <style:text-properties style:font-name="Courier New" fo:font-weight="bold" fo:background-color="#b4c7dc" loext:char-shading-value="0" style:font-name-asian="Courier New1" style:font-weight-asian="bold" style:font-name-complex="Courier New1"/>
    </style:style>
    <style:style style:name="T6" style:family="text">
      <style:text-properties style:font-name="Courier New" fo:font-weight="bold" fo:background-color="#5983b0" loext:char-shading-value="0" style:font-name-asian="Courier New1" style:font-weight-asian="bold" style:font-name-complex="Courier New1"/>
    </style:style>
    <style:style style:name="T7" style:family="text">
      <style:text-properties style:font-name="Courier New" fo:font-weight="bold" fo:background-color="transparent" loext:char-shading-value="0" style:font-name-asian="Courier New1" style:font-weight-asian="bold" style:font-name-complex="Courier New1"/>
    </style:style>
    <style:style style:name="T8" style:family="text">
      <style:text-properties style:font-name="Courier New" fo:font-weight="bold" fo:background-color="#000000" loext:char-shading-value="0" style:font-name-asian="Courier New1" style:font-weight-asian="bold" style:font-name-complex="Courier New1"/>
    </style:style>
    <style:style style:name="T9" style:family="text">
      <style:text-properties style:font-name="Courier New" fo:font-weight="bold" fo:background-color="#bf819e" loext:char-shading-value="0" style:font-name-asian="Courier New1" style:font-weight-asian="bold" style:font-name-complex="Courier New1"/>
    </style:style>
    <style:style style:name="T10" style:family="text">
      <style:text-properties style:font-name="Courier New" fo:font-weight="bold" fo:background-color="#a1467e" loext:char-shading-value="0" style:font-name-asian="Courier New1" style:font-weight-asian="bold" style:font-name-complex="Courier New1"/>
    </style:style>
    <style:style style:name="T11" style:family="text">
      <style:text-properties style:font-name="Courier New" fo:font-weight="bold" fo:background-color="#ff4000" loext:char-shading-value="0" style:font-name-asian="Courier New1" style:font-weight-asian="bold" style:font-name-complex="Courier New1"/>
    </style:style>
    <style:style style:name="T12" style:family="text">
      <style:text-properties style:font-name="Courier New" fo:font-weight="bold" fo:background-color="#ff4000" loext:char-shading-value="0" style:font-name-asian="Courier New1" style:font-weight-asian="bold" style:font-name-complex="Courier New1"/>
    </style:style>
    <style:style style:name="T13" style:family="text">
      <style:text-properties style:font-name="Times New Roman" fo:background-color="#ffcc00" loext:char-shading-value="0" style:font-name-asian="Times New Roman1" style:font-name-complex="Times New Roman1"/>
    </style:style>
    <style:style style:name="T14" style:family="text">
      <style:text-properties style:font-name="Times New Roman" style:font-name-asian="Times New Roman1" style:font-name-complex="Times New Roman1"/>
    </style:style>
    <style:style style:name="T15" style:family="text">
      <style:text-properties style:font-name="Times New Roman" officeooo:rsid="000b2901" style:font-name-asian="Times New Roman1" style:font-name-complex="Times New Roman1"/>
    </style:style>
    <style:style style:name="T16" style:family="text">
      <style:text-properties style:font-name="Times New Roman" officeooo:rsid="0019a399" style:font-name-asian="Times New Roman1" style:font-name-complex="Times New Roman1"/>
    </style:style>
    <style:style style:name="T17" style:family="text">
      <style:text-properties style:font-name="Times New Roman" officeooo:rsid="001f2481" style:font-name-asian="Times New Roman1" style:font-name-complex="Times New Roman1"/>
    </style:style>
    <style:style style:name="T18" style:family="text">
      <style:text-properties style:font-name="Times New Roman" officeooo:rsid="000ca161" style:font-name-asian="Times New Roman1" style:language-asian="ja" style:country-asian="JP" style:font-name-complex="Times New Roman1"/>
    </style:style>
    <style:style style:name="T19" style:family="text">
      <style:text-properties style:font-name="Times New Roman" officeooo:rsid="000deb50" style:font-name-asian="Times New Roman1" style:language-asian="ja" style:country-asian="JP" style:font-name-complex="Times New Roman1"/>
    </style:style>
    <style:style style:name="T20" style:family="text">
      <style:text-properties style:font-name="Times New Roman" officeooo:rsid="000df071" style:font-name-asian="Times New Roman1" style:language-asian="ja" style:country-asian="JP" style:font-name-complex="Times New Roman1"/>
    </style:style>
    <style:style style:name="T21" style:family="text">
      <style:text-properties style:font-name="Times New Roman" fo:background-color="#ffff00" loext:char-shading-value="0" style:font-name-asian="Times New Roman1" style:font-name-complex="Times New Roman1"/>
    </style:style>
    <style:style style:name="T22" style:family="text">
      <style:text-properties style:font-name="Times New Roman" fo:background-color="#ff9999" loext:char-shading-value="0" style:font-name-asian="Times New Roman1" style:font-name-complex="Times New Roman1"/>
    </style:style>
    <style:style style:name="T23" style:family="text">
      <style:text-properties style:font-name="Times New Roman" fo:background-color="transparent" loext:char-shading-value="0" style:font-name-asian="Times New Roman1" style:font-name-complex="Times New Roman1"/>
    </style:style>
    <style:style style:name="T24" style:family="text">
      <style:text-properties style:font-name="Times New Roman" officeooo:rsid="00161524" fo:background-color="transparent" loext:char-shading-value="0" style:font-name-asian="Times New Roman1" style:font-name-complex="Times New Roman1"/>
    </style:style>
    <style:style style:name="T25" style:family="text">
      <style:text-properties style:font-name="Times New Roman" officeooo:rsid="0019a399" fo:background-color="transparent" loext:char-shading-value="0" style:font-name-asian="Times New Roman1" style:font-name-complex="Times New Roman1"/>
    </style:style>
    <style:style style:name="T26" style:family="text">
      <style:text-properties style:font-name="Times New Roman" officeooo:rsid="001be3a8" fo:background-color="transparent" loext:char-shading-value="0" style:font-name-asian="Times New Roman1" style:font-name-complex="Times New Roman1"/>
    </style:style>
    <style:style style:name="T27" style:family="text">
      <style:text-properties style:font-name="Times New Roman" officeooo:rsid="001d4f62" fo:background-color="transparent" loext:char-shading-value="0" style:font-name-asian="Times New Roman1" style:font-name-complex="Times New Roman1"/>
    </style:style>
    <style:style style:name="T28" style:family="text">
      <style:text-properties style:font-name="Times New Roman" officeooo:rsid="001f0814" fo:background-color="transparent" loext:char-shading-value="0" style:font-name-asian="Times New Roman1" style:font-name-complex="Times New Roman1"/>
    </style:style>
    <style:style style:name="T29" style:family="text">
      <style:text-properties style:font-name="Times New Roman" officeooo:rsid="001f2481" fo:background-color="transparent" loext:char-shading-value="0" style:font-name-asian="Times New Roman1" style:font-name-complex="Times New Roman1"/>
    </style:style>
    <style:style style:name="T30" style:family="text">
      <style:text-properties style:font-name="Times New Roman" officeooo:rsid="00203e22" fo:background-color="transparent" loext:char-shading-value="0" style:font-name-asian="Times New Roman1" style:font-name-complex="Times New Roman1"/>
    </style:style>
    <style:style style:name="T31" style:family="text">
      <style:text-properties fo:background-color="#000000" loext:char-shading-value="0"/>
    </style:style>
    <style:style style:name="T32" style:family="text">
      <style:text-properties fo:background-color="#b4c7dc" loext:char-shading-value="0"/>
    </style:style>
    <style:style style:name="T33" style:family="text">
      <style:text-properties fo:background-color="#5983b0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#81d41a" loext:char-shading-value="0"/>
    </style:style>
    <style:style style:name="T36" style:family="text">
      <style:text-properties fo:background-color="#33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le header</text:p>
      <text:p text:style-name="P6">60 03 00 00 00 00 00 00 00 00 00 00 00 00 00 00</text:p>
      <text:p text:style-name="P6"/>
      <text:p text:style-name="P5">Action data (0x44 bytes long)</text:p>
      <text:p text:style-name="P2"><text:span text:style-name="T3">07 00</text:span><text:span text:style-name="T1"> 01 </text:span><text:span text:style-name="T8">00</text:span><text:span text:style-name="T1"> 0C </text:span><text:span text:style-name="T8">00 00 00</text:span><text:span text:style-name="T1"> </text:span><text:span text:style-name="T2">02</text:span><text:span text:style-name="T1"> </text:span><text:span text:style-name="T9">01</text:span><text:span text:style-name="T1"> </text:span><text:span text:style-name="T10">01</text:span><text:span text:style-name="T1"> 00 </text:span><text:span text:style-name="T12">01</text:span><text:span text:style-name="T1"> 04 00 00</text:span></text:p>
      <text:p text:style-name="P3"><text:span text:style-name="T1">29 00 </text:span><text:span text:style-name="T4">01</text:span><text:span text:style-name="T1"> E4 84 A1 00 58 </text:span><text:span text:style-name="T5">00 00</text:span><text:span text:style-name="T7"> </text:span><text:span text:style-name="T8">00 00</text:span><text:span text:style-name="T1"> </text:span><text:span text:style-name="T6">00 00</text:span><text:span text:style-name="T1"> </text:span><text:span text:style-name="T8">00 00</text:span></text:p>
      <text:p text:style-name="P4"><text:span text:style-name="T32">00 00</text:span><text:span text:style-name="T34"> </text:span><text:span text:style-name="T31">00 00</text:span> <text:span text:style-name="T33">00 00</text:span> <text:span text:style-name="T31">00 00</text:span> 01 <text:span text:style-name="T31">00 00 00</text:span> <text:span text:style-name="T35">83 81 83 89</text:span></text:p>
      <text:p text:style-name="P7">00 00 00 00 00 00 00 00 00 00 00 00 00 00 00 00</text:p>
      <text:p text:style-name="P4">02 <text:span text:style-name="T36">FF EE DD</text:span> <text:s text:c="35"/>‎</text:p>
      <text:p text:style-name="P1"/>
      <text:p text:style-name="P1"><text:span text:style-name="T13">ID</text:span><text:span text:style-name="T14">: A 16-bit integer used as the action's identifier.</text:span></text:p>
      <text:p text:style-name="P1"><text:span text:style-name="T21">MP Cost</text:span><text:span text:style-name="T14">: A single byte value that defines the amount of MP the action costs. If set to FF, the action consumes all of the user's MP.</text:span></text:p>
      <text:p text:style-name="P13"><text:span text:style-name="T14">Target </text:span><text:span text:style-name="T16">side</text:span><text:span text:style-name="T25"> (1 = enemy, 2 = </text:span><text:span text:style-name="T26">self</text:span><text:span text:style-name="T25">, 3 = party, </text:span><text:span text:style-name="T28">4 = ? </text:span><text:span text:style-name="T30">(cannot be selected)</text:span><text:span text:style-name="T25">)</text:span></text:p>
      <text:p text:style-name="P16"><text:span text:style-name="T14">Target </text:span><text:span text:style-name="T23"><text:s/></text:span><text:span text:style-name="T24">1 = single, 2 = group, 3 = all</text:span><text:span text:style-name="T27">, 4 = </text:span><text:span text:style-name="T29">others only</text:span></text:p>
      <text:p text:style-name="P17"><text:span text:style-name="T17">E</text:span><text:span text:style-name="T14">lement</text:span></text:p>
      <text:p text:style-name="P1"><text:span text:style-name="T22">Type</text:span><text:span text:style-name="T14">: A single byte value that defines the action's "type". 01 corresponds to a spell, and 02 corresponds to an ability.</text:span></text:p>
      <text:p text:style-name="P9">If this is a summoning skill, the Monster ID of the summoned monster(s).</text:p>
      <text:p text:style-name="P10"><text:span text:style-name="T14">Amount of monsters to summon </text:span><text:span text:style-name="T20">or parameter to change</text:span><text:span text:style-name="T14">. </text:span><text:span text:style-name="T15">Should not exceed 4, </text:span><text:span text:style-name="T18">but it does sometimes, </text:span><text:span text:style-name="T19">i don’t know why</text:span></text:p>
      <text:p text:style-name="P12"><text:span text:style-name="T15">N</text:span><text:span text:style-name="T14">ame (Shift-JIS)</text:span></text:p>
      <text:p text:style-name="P15">Always 00.</text:p>
      <text:p text:style-name="P8"/>
      <text:p text:style-name="P11">Some sort of footer. Always the same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8-10T20:18:25.935000000</dc:date>
    <meta:editing-duration>PT1H29M15S</meta:editing-duration>
    <meta:editing-cycles>25</meta:editing-cycles>
    <meta:document-statistic meta:table-count="0" meta:image-count="0" meta:object-count="0" meta:page-count="1" meta:paragraph-count="19" meta:word-count="227" meta:character-count="1016" meta:non-whitespace-character-count="772"/>
  </office:meta>
</office:document-meta>
</file>